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150000000E5327EB60C5270101.png" manifest:media-type="image/png"/>
  <manifest:file-entry manifest:full-path="Pictures/1000020100000008000000064B7A6EF7C480E845.png" manifest:media-type="image/png"/>
  <manifest:file-entry manifest:full-path="Pictures/10000FA5000002F800000141DFAA6B145EC10A50.svg" manifest:media-type="image/svg+xml"/>
  <manifest:file-entry manifest:full-path="Pictures/10001BB20000062E000001448108FE775267D01B.svg" manifest:media-type="image/svg+xml"/>
  <manifest:file-entry manifest:full-path="Pictures/100002010000001D0000000C4FA5083E1D852D0E.png" manifest:media-type="image/png"/>
  <manifest:file-entry manifest:full-path="Pictures/10000522000000A2000000F2DC125DBFE5F57A55.svg" manifest:media-type="image/svg+xml"/>
  <manifest:file-entry manifest:full-path="Pictures/10000D29000002350000017AEFBB972A7D740CE4.svg" manifest:media-type="image/svg+xml"/>
  <manifest:file-entry manifest:full-path="Pictures/1000032800000093000000EA2B3D05E4014306F8.svg" manifest:media-type="image/svg+xml"/>
  <manifest:file-entry manifest:full-path="Pictures/100002010000000B000000097DEED34734414CFF.png" manifest:media-type="image/png"/>
  <manifest:file-entry manifest:full-path="Pictures/100002010000000600000009C249907E9DF5B4FB.png" manifest:media-type="image/png"/>
  <manifest:file-entry manifest:full-path="Pictures/1000068A00000118000000E9728645160803CD48.svg" manifest:media-type="image/svg+xml"/>
  <manifest:file-entry manifest:full-path="Pictures/100002010000000600000009C84ECB516EBFBC03.png" manifest:media-type="image/png"/>
  <manifest:file-entry manifest:full-path="Pictures/100002010000003C0000000C54597C4B55F5CCBB.png" manifest:media-type="image/png"/>
  <manifest:file-entry manifest:full-path="Pictures/100007EF000000C90000009FDA80D62DBDE8CB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draw:fill-color="#999999" draw:opacity="44%" draw:textarea-horizontal-align="justify" draw:textarea-vertical-align="middle" draw:auto-grow-height="false" fo:min-height="5.211cm" fo:min-width="16.01cm"/>
    </style:style>
    <style:style style:name="gr2" style:family="graphic" style:parent-style-name="standard">
      <style:graphic-properties draw:stroke="solid" svg:stroke-color="#342a06" draw:fill-color="#ffffff" draw:opacity="0%" draw:textarea-horizontal-align="justify" draw:textarea-vertical-align="middle" draw:auto-grow-height="false" fo:min-height="1.655cm" fo:min-width="9.66cm"/>
      <style:paragraph-properties style:writing-mode="lr-tb"/>
    </style:style>
    <style:style style:name="gr3" style:family="graphic" style:parent-style-name="standard">
      <style:graphic-properties draw:stroke="solid" svg:stroke-color="#342a06" draw:fill-color="#ffffff" draw:opacity="100%" draw:textarea-horizontal-align="justify" draw:textarea-vertical-align="middle" draw:auto-grow-height="false" fo:min-height="1.655cm" fo:min-width="9.66cm"/>
      <style:paragraph-properties style:writing-mode="lr-tb"/>
    </style:style>
    <style:style style:name="gr4" style:family="graphic" style:parent-style-name="standard">
      <style:graphic-properties draw:stroke="solid" svg:stroke-color="#342a06" draw:fill-color="#ffffff" draw:opacity="100%" draw:textarea-horizontal-align="justify" draw:textarea-vertical-align="middle" draw:auto-grow-height="false" fo:min-height="1.655cm" fo:min-width="4.199cm"/>
      <style:paragraph-properties style:writing-mode="lr-tb"/>
    </style:style>
    <style:style style:name="gr5" style:family="graphic" style:parent-style-name="standard">
      <style:graphic-properties draw:stroke="dash" draw:stroke-dash="Double_20_Dash" svg:stroke-color="#000000" draw:fill-color="#999999" draw:opacity="0%" draw:textarea-horizontal-align="justify" draw:textarea-vertical-align="middle" draw:auto-grow-height="false" fo:min-height="2.29cm" fo:min-width="16.01cm"/>
    </style:style>
    <style:style style:name="gr6" style:family="graphic" style:parent-style-name="standard">
      <style:graphic-properties draw:stroke="dash" draw:stroke-dash="Double_20_Dash" svg:stroke-color="#000000" draw:fill-color="#999999" draw:opacity="0%" draw:textarea-horizontal-align="justify" draw:textarea-vertical-align="middle" draw:auto-grow-height="false" fo:min-height="2.417cm" fo:min-width="16.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0.969cm" fo:min-width="1.024cm"/>
    </style:style>
    <style:style style:name="gr9" style:family="graphic" style:parent-style-name="standard">
      <style:graphic-properties svg:stroke-color="#000000" draw:opacity="27%" draw:textarea-horizontal-align="justify" draw:textarea-vertical-align="middle" draw:auto-grow-height="false" fo:min-height="0.574cm" fo:min-width="0.39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a6" draw:opacity="26%" draw:textarea-horizontal-align="justify" draw:textarea-vertical-align="middle" draw:auto-grow-height="false" fo:min-height="0.893cm" fo:min-width="6.485cm"/>
    </style:style>
    <style:style style:name="gr14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-color="#999999" draw:opacity="44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-color="#999999"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opacity="27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a6" draw:opacity="2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5.461cm" svg:x="2.77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1.905cm" svg:x="3.413cm" svg:y="2.397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6cm" svg:height="1.905cm" svg:x="3.413cm" svg:y="5.572cm">
          <text:p text:style-name="P2">Business logi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9cm" svg:height="1.905cm" svg:x="3.413cm" svg:y="8.012cm">
          <text:p text:style-name="P2">Data acces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9cm" svg:height="1.905cm" svg:x="8.874cm" svg:y="8.012cm">
          <text:p text:style-name="P2">Data mo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1.905cm" svg:x="3.413cm" svg:y="11.033cm">
          <text:p text:style-name="P2">Backi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51cm" svg:height="2.54cm" svg:x="2.778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2.667cm" svg:x="2.778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058cm" svg:height="0.962cm" svg:x="14.982cm" svg:y="2.805cm">
          <draw:text-box>
            <text:p>Presentation</text:p>
          </draw:text-box>
        </draw:frame>
        <draw:frame draw:style-name="gr7" draw:text-style-name="P6" draw:layer="layout" svg:width="3.597cm" svg:height="0.962cm" svg:x="14.982cm" svg:y="7.205cm">
          <draw:text-box>
            <text:p>Application</text:p>
          </draw:text-box>
        </draw:frame>
        <draw:frame draw:style-name="gr7" draw:text-style-name="P6" draw:layer="layout" svg:width="3.812cm" svg:height="0.962cm" svg:x="14.976cm" svg:y="11.541cm">
          <draw:text-box>
            <text:p>Persistence</text:p>
          </draw:text-box>
        </draw:frame>
        <draw:custom-shape draw:style-name="gr8" draw:text-style-name="P7" draw:layer="layout" svg:width="1.524cm" svg:height="1.219cm" svg:x="5.359cm" svg:y="15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1.219cm" svg:x="5.359cm" svg:y="16.6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1.219cm" svg:x="5.359cm" svg:y="19.1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164cm" svg:x="5.484cm" svg:y="15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6.788cm" svg:y1="15.986cm" svg:x2="7.931cm" svg:y2="15.986cm">
          <text:p/>
        </draw:line>
        <draw:custom-shape draw:style-name="gr9" draw:text-style-name="P8" draw:layer="layout" svg:width="1.27cm" svg:height="1.164cm" svg:x="7.984cm" svg:y="1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9.288cm" svg:y1="15.987cm" svg:x2="10.431cm" svg:y2="15.987cm">
          <text:p/>
        </draw:line>
        <draw:line draw:style-name="gr10" draw:text-style-name="P9" draw:layer="layout" svg:x1="11.388cm" svg:y1="15.988cm" svg:x2="12.531cm" svg:y2="15.988cm">
          <text:p/>
        </draw:line>
        <draw:frame draw:style-name="gr11" draw:text-style-name="P6" draw:layer="layout" svg:width="1.27cm" svg:height="0.962cm" svg:x="10.393cm" svg:y="15.659cm">
          <draw:text-box>
            <text:p>...</text:p>
          </draw:text-box>
        </draw:frame>
        <draw:g>
          <svg:title>TexMaths</svg:title>
          <svg:desc>14§display§\varnothing§svg§600§FALSE§</svg:desc>
          <draw:frame draw:style-name="gr12" draw:text-style-name="P2" draw:layer="layout" svg:width="0.865cm" svg:height="0.719cm" svg:x="12.622cm" svg:y="15.636cm">
            <draw:image xlink:href="Pictures/1000068A00000118000000E9728645160803CD48.svg" xlink:type="simple" xlink:show="embed" xlink:actuate="onLoad" loext:mime-type="image/svg+xml">
              <text:p/>
            </draw:image>
            <draw:image xlink:href="Pictures/100002010000000B000000097DEED34734414CFF.png" xlink:type="simple" xlink:show="embed" xlink:actuate="onLoad" loext:mime-type="image/png"/>
          </draw:frame>
        </draw:g>
        <draw:custom-shape draw:style-name="gr9" draw:text-style-name="P8" draw:layer="layout" svg:width="1.27cm" svg:height="1.164cm" svg:x="5.484cm" svg:y="1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6.788cm" svg:y1="17.286cm" svg:x2="7.931cm" svg:y2="17.286cm">
          <text:p/>
        </draw:line>
        <draw:custom-shape draw:style-name="gr9" draw:text-style-name="P8" draw:layer="layout" svg:width="1.27cm" svg:height="1.164cm" svg:x="7.984cm" svg:y="1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9.288cm" svg:y1="17.287cm" svg:x2="10.431cm" svg:y2="17.287cm">
          <text:p/>
        </draw:line>
        <draw:line draw:style-name="gr10" draw:text-style-name="P9" draw:layer="layout" svg:x1="11.388cm" svg:y1="17.288cm" svg:x2="12.531cm" svg:y2="17.288cm">
          <text:p/>
        </draw:line>
        <draw:frame draw:style-name="gr11" draw:text-style-name="P6" draw:layer="layout" svg:width="1.27cm" svg:height="0.962cm" svg:x="10.393cm" svg:y="16.959cm">
          <draw:text-box>
            <text:p>...</text:p>
          </draw:text-box>
        </draw:frame>
        <draw:g>
          <svg:title>TexMaths</svg:title>
          <svg:desc>14§display§\varnothing§svg§600§FALSE§</svg:desc>
          <draw:frame draw:style-name="gr12" draw:text-style-name="P2" draw:layer="layout" svg:width="0.865cm" svg:height="0.719cm" svg:x="12.622cm" svg:y="16.936cm">
            <draw:image xlink:href="Pictures/1000068A00000118000000E9728645160803CD48.svg" xlink:type="simple" xlink:show="embed" xlink:actuate="onLoad" loext:mime-type="image/svg+xml">
              <text:p/>
            </draw:image>
            <draw:image xlink:href="Pictures/100002010000000B000000097DEED34734414CFF.png" xlink:type="simple" xlink:show="embed" xlink:actuate="onLoad" loext:mime-type="image/png"/>
          </draw:frame>
        </draw:g>
        <draw:custom-shape draw:style-name="gr9" draw:text-style-name="P8" draw:layer="layout" svg:width="1.27cm" svg:height="1.164cm" svg:x="5.484cm" svg:y="19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6.788cm" svg:y1="19.786cm" svg:x2="7.931cm" svg:y2="19.786cm">
          <text:p/>
        </draw:line>
        <draw:custom-shape draw:style-name="gr9" draw:text-style-name="P8" draw:layer="layout" svg:width="1.27cm" svg:height="1.164cm" svg:x="7.984cm" svg:y="19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9.288cm" svg:y1="19.787cm" svg:x2="10.431cm" svg:y2="19.787cm">
          <text:p/>
        </draw:line>
        <draw:line draw:style-name="gr10" draw:text-style-name="P9" draw:layer="layout" svg:x1="11.388cm" svg:y1="19.788cm" svg:x2="12.531cm" svg:y2="19.788cm">
          <text:p/>
        </draw:line>
        <draw:frame draw:style-name="gr11" draw:text-style-name="P6" draw:layer="layout" svg:width="1.27cm" svg:height="0.962cm" svg:x="10.393cm" svg:y="19.459cm">
          <draw:text-box>
            <text:p>...</text:p>
          </draw:text-box>
        </draw:frame>
        <draw:g>
          <svg:title>TexMaths</svg:title>
          <svg:desc>14§display§\varnothing§svg§600§FALSE§</svg:desc>
          <draw:frame draw:style-name="gr12" draw:text-style-name="P2" draw:layer="layout" svg:width="0.865cm" svg:height="0.719cm" svg:x="12.622cm" svg:y="19.436cm">
            <draw:image xlink:href="Pictures/1000068A00000118000000E9728645160803CD48.svg" xlink:type="simple" xlink:show="embed" xlink:actuate="onLoad" loext:mime-type="image/svg+xml">
              <text:p/>
            </draw:image>
            <draw:image xlink:href="Pictures/100002010000000B000000097DEED34734414CFF.png" xlink:type="simple" xlink:show="embed" xlink:actuate="onLoad" loext:mime-type="image/png"/>
          </draw:frame>
        </draw:g>
        <draw:frame draw:style-name="gr11" draw:text-style-name="P6" draw:layer="layout" svg:width="1.27cm" svg:height="0.962cm" svg:x="5.486cm" svg:y="18.018cm">
          <draw:text-box>
            <text:p>...</text:p>
          </draw:text-box>
        </draw:frame>
        <draw:custom-shape draw:style-name="gr13" draw:text-style-name="P10" draw:layer="layout" svg:width="6.985cm" svg:height="1.143cm" svg:x="6.969cm" svg:y="20.9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tt{BySize []}§svg§600§FALSE§</svg:desc>
          <draw:frame draw:style-name="gr12" draw:text-style-name="P2" draw:layer="layout" svg:width="2.213cm" svg:height="0.452cm" svg:x="4.937cm" svg:y="14.645cm">
            <draw:image xlink:href="Pictures/10001BB20000062E000001448108FE775267D01B.svg" xlink:type="simple" xlink:show="embed" xlink:actuate="onLoad" loext:mime-type="image/svg+xml">
              <text:p/>
            </draw:image>
            <draw:image xlink:href="Pictures/100002010000003C0000000C54597C4B55F5CCBB.png" xlink:type="simple" xlink:show="embed" xlink:actuate="onLoad" loext:mime-type="image/png"/>
          </draw:frame>
        </draw:g>
        <draw:g>
          <svg:title>TexMaths</svg:title>
          <svg:desc>14§display§\texttt{ById}§svg§600§FALSE§</svg:desc>
          <draw:frame draw:style-name="gr12" draw:text-style-name="P2" draw:layer="layout" svg:width="1.063cm" svg:height="0.448cm" svg:x="14.288cm" svg:y="21.126cm">
            <draw:image xlink:href="Pictures/10000FA5000002F800000141DFAA6B145EC10A50.svg" xlink:type="simple" xlink:show="embed" xlink:actuate="onLoad" loext:mime-type="image/svg+xml">
              <text:p/>
            </draw:image>
            <draw:image xlink:href="Pictures/100002010000001D0000000C4FA5083E1D852D0E.png" xlink:type="simple" xlink:show="embed" xlink:actuate="onLoad" loext:mime-type="image/png"/>
          </draw:frame>
        </draw:g>
        <draw:g>
          <svg:title>TexMaths</svg:title>
          <svg:desc>14§display§0§svg§600§FALSE§</svg:desc>
          <draw:frame draw:style-name="gr12" draw:text-style-name="P2" draw:layer="layout" svg:width="0.225cm" svg:height="0.337cm" svg:x="7.294cm" svg:y="22.408cm">
            <draw:image xlink:href="Pictures/10000522000000A2000000F2DC125DBFE5F57A55.svg" xlink:type="simple" xlink:show="embed" xlink:actuate="onLoad" loext:mime-type="image/svg+xml">
              <text:p/>
            </draw:image>
            <draw:image xlink:href="Pictures/100002010000000600000009C249907E9DF5B4FB.png" xlink:type="simple" xlink:show="embed" xlink:actuate="onLoad" loext:mime-type="image/png"/>
          </draw:frame>
        </draw:g>
        <draw:g>
          <svg:title>TexMaths</svg:title>
          <svg:desc>14§display§1§svg§600§FALSE§</svg:desc>
          <draw:frame draw:style-name="gr12" draw:text-style-name="P2" draw:layer="layout" svg:width="0.204cm" svg:height="0.326cm" svg:x="8.004cm" svg:y="22.413cm">
            <draw:image xlink:href="Pictures/1000032800000093000000EA2B3D05E4014306F8.svg" xlink:type="simple" xlink:show="embed" xlink:actuate="onLoad" loext:mime-type="image/svg+xml">
              <text:p/>
            </draw:image>
            <draw:image xlink:href="Pictures/100002010000000600000009C84ECB516EBFBC03.png" xlink:type="simple" xlink:show="embed" xlink:actuate="onLoad" loext:mime-type="image/png"/>
          </draw:frame>
        </draw:g>
        <draw:g>
          <svg:title>TexMaths</svg:title>
          <svg:desc>14§display§n§svg§600§FALSE§</svg:desc>
          <draw:frame draw:style-name="gr12" draw:text-style-name="P2" draw:layer="layout" svg:width="0.28cm" svg:height="0.221cm" svg:x="12.466cm" svg:y="22.466cm">
            <draw:image xlink:href="Pictures/100007EF000000C90000009FDA80D62DBDE8CB4A.svg" xlink:type="simple" xlink:show="embed" xlink:actuate="onLoad" loext:mime-type="image/svg+xml">
              <text:p/>
            </draw:image>
            <draw:image xlink:href="Pictures/1000020100000008000000064B7A6EF7C480E845.png" xlink:type="simple" xlink:show="embed" xlink:actuate="onLoad" loext:mime-type="image/png"/>
          </draw:frame>
        </draw:g>
        <draw:g>
          <svg:title>TexMaths</svg:title>
          <svg:desc>14§display§h(\cdot)§svg§600§FALSE§</svg:desc>
          <draw:frame draw:style-name="gr12" draw:text-style-name="P2" draw:layer="layout" svg:width="0.79cm" svg:height="0.528cm" svg:x="13.011cm" svg:y="21.212cm">
            <draw:image xlink:href="Pictures/10000D29000002350000017AEFBB972A7D740CE4.svg" xlink:type="simple" xlink:show="embed" xlink:actuate="onLoad" loext:mime-type="image/svg+xml">
              <text:p/>
            </draw:image>
            <draw:image xlink:href="Pictures/10000201000000150000000E5327EB60C5270101.png" xlink:type="simple" xlink:show="embed" xlink:actuate="onLoad" loext:mime-type="image/png"/>
          </draw:frame>
        </draw:g>
        <draw:line draw:style-name="gr14" draw:text-style-name="P9" draw:layer="layout" svg:x1="12.43cm" svg:y1="22.082cm" svg:x2="8.62cm" svg:y2="20.304cm">
          <text:p/>
        </draw:line>
        <draw:line draw:style-name="gr14" draw:text-style-name="P9" draw:layer="layout" svg:x1="8.112cm" svg:y1="22.082cm" svg:x2="6.588cm" svg:y2="17.637cm">
          <text:p/>
        </draw:line>
        <draw:line draw:style-name="gr14" draw:text-style-name="P9" draw:layer="layout" svg:x1="7.477cm" svg:y1="22.082cm" svg:x2="8.366cm" svg:y2="17.764cm">
          <text:p/>
        </draw:line>
        <draw:frame draw:style-name="gr11" draw:text-style-name="P6" draw:layer="layout" svg:width="1.27cm" svg:height="0.962cm" svg:x="9.636cm" svg:y="22.00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7T15:41:03.194565114</meta:creation-date>
    <dc:date>2020-02-07T19:46:58.716942027</dc:date>
    <meta:editing-duration>PT3H30M29S</meta:editing-duration>
    <meta:editing-cycles>1</meta:editing-cycles>
    <meta:document-statistic meta:object-count="56"/>
    <meta:generator>LibreOffice/6.4.0.3$Linux_X86_64 LibreOffice_project/40$Build-3</meta:generator>
  </office:meta>
</office:document-meta>
</file>